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2pt" officeooo:rsid="00129c8f" officeooo:paragraph-rsid="00129c8f" style:font-size-asian="22pt" style:font-size-complex="22pt"/>
    </style:style>
    <style:style style:name="P2" style:family="paragraph" style:parent-style-name="Standard">
      <style:paragraph-properties fo:text-align="center" style:justify-single-word="false"/>
      <style:text-properties fo:font-size="18pt" officeooo:rsid="00129c8f" officeooo:paragraph-rsid="00129c8f" style:font-size-asian="15.75pt" style:font-size-complex="18pt"/>
    </style:style>
    <style:style style:name="P3" style:family="paragraph" style:parent-style-name="Standard">
      <style:paragraph-properties fo:text-align="start" style:justify-single-word="false"/>
      <style:text-properties fo:font-size="18pt" officeooo:rsid="00129c8f" officeooo:paragraph-rsid="00129c8f" style:font-size-asian="15.75pt" style:font-size-complex="18pt"/>
    </style:style>
    <style:style style:name="P4" style:family="paragraph" style:parent-style-name="Standard">
      <style:paragraph-properties fo:text-align="start" style:justify-single-word="false"/>
      <style:text-properties fo:font-size="14pt" officeooo:rsid="0015a444" officeooo:paragraph-rsid="0015a444" style:font-size-asian="12.25pt" style:font-size-complex="14pt"/>
    </style:style>
    <style:style style:name="P5" style:family="paragraph" style:parent-style-name="Standard">
      <style:paragraph-properties fo:text-align="center" style:justify-single-word="false"/>
      <style:text-properties fo:font-size="20pt" officeooo:rsid="00129c8f" officeooo:paragraph-rsid="00129c8f" style:font-size-asian="17.5pt" style:font-size-complex="20pt"/>
    </style:style>
    <style:style style:name="P6" style:family="paragraph" style:parent-style-name="Standard">
      <style:paragraph-properties fo:text-align="center" style:justify-single-word="false"/>
      <style:text-properties fo:font-size="20pt" officeooo:rsid="00217e82" officeooo:paragraph-rsid="00217e82" style:font-size-asian="17.5pt" style:font-size-complex="20pt"/>
    </style:style>
    <style:style style:name="P7" style:family="paragraph" style:parent-style-name="Standard">
      <style:paragraph-properties fo:text-align="center" style:justify-single-word="false"/>
      <style:text-properties fo:font-size="18pt" officeooo:rsid="00129c8f" officeooo:paragraph-rsid="00129c8f" style:font-size-asian="18pt" style:font-size-complex="18pt"/>
    </style:style>
    <style:style style:name="P8" style:family="paragraph" style:parent-style-name="Standard">
      <style:paragraph-properties fo:text-align="center" style:justify-single-word="false"/>
      <style:text-properties fo:font-size="18pt" officeooo:rsid="00191f55" officeooo:paragraph-rsid="00191f55" style:font-size-asian="18pt" style:font-size-complex="18pt"/>
    </style:style>
    <style:style style:name="P9" style:family="paragraph" style:parent-style-name="Standard">
      <style:paragraph-properties fo:text-align="start" style:justify-single-word="false"/>
      <style:text-properties fo:font-size="14pt" officeooo:rsid="00129c8f" officeooo:paragraph-rsid="001e9de3" style:font-size-asian="12.25pt" style:font-size-complex="14pt"/>
    </style:style>
    <style:style style:name="P10" style:family="paragraph" style:parent-style-name="Standard">
      <style:paragraph-properties fo:text-align="start" style:justify-single-word="false"/>
      <style:text-properties fo:font-size="14pt" style:text-underline-style="none" officeooo:rsid="001e9de3" officeooo:paragraph-rsid="001e9de3" style:font-size-asian="12.25pt" style:font-size-complex="14pt"/>
    </style:style>
    <style:style style:name="P11" style:family="paragraph" style:parent-style-name="Standard">
      <style:paragraph-properties fo:text-align="start" style:justify-single-word="false"/>
      <style:text-properties fo:font-size="14pt" fo:font-style="normal" style:text-underline-style="none" officeooo:rsid="001ff1b4" officeooo:paragraph-rsid="001ff1b4" style:font-size-asian="12.25pt" style:font-style-asian="normal" style:font-size-complex="14pt" style:font-style-complex="normal"/>
    </style:style>
    <style:style style:name="P12" style:family="paragraph" style:parent-style-name="Standard">
      <style:paragraph-properties fo:text-align="center" style:justify-single-word="false"/>
      <style:text-properties fo:font-size="16pt" style:text-underline-style="solid" style:text-underline-width="auto" style:text-underline-color="font-color" officeooo:rsid="001e9de3" officeooo:paragraph-rsid="001e9de3" style:font-size-asian="14pt" style:font-size-complex="16pt"/>
    </style:style>
    <style:style style:name="P13" style:family="paragraph" style:parent-style-name="Standard">
      <style:paragraph-properties fo:text-align="center" style:justify-single-word="false"/>
      <style:text-properties fo:font-size="16pt" style:text-underline-style="solid" style:text-underline-width="auto" style:text-underline-color="font-color" officeooo:rsid="001e9de3" officeooo:paragraph-rsid="001e9de3" style:font-size-asian="16pt" style:font-size-complex="16pt"/>
    </style:style>
    <style:style style:name="P14" style:family="paragraph" style:parent-style-name="Standard">
      <style:paragraph-properties fo:text-align="center" style:justify-single-word="false"/>
      <style:text-properties fo:font-size="16pt" fo:font-style="normal" style:text-underline-style="solid" style:text-underline-width="auto" style:text-underline-color="font-color" officeooo:rsid="001ff1b4" officeooo:paragraph-rsid="001ff1b4" style:font-size-asian="14pt" style:font-style-asian="normal" style:font-size-complex="16pt" style:font-style-complex="normal"/>
    </style:style>
    <style:style style:name="T1" style:family="text">
      <style:text-properties officeooo:rsid="0013e459"/>
    </style:style>
    <style:style style:name="T2" style:family="text">
      <style:text-properties officeooo:rsid="00191f55"/>
    </style:style>
    <style:style style:name="T3" style:family="text">
      <style:text-properties officeooo:rsid="00129c8f"/>
    </style:style>
    <style:style style:name="T4" style:family="text">
      <style:text-properties officeooo:rsid="001ff1b4"/>
    </style:style>
    <style:style style:name="T5" style:family="text">
      <style:text-properties officeooo:rsid="0020f61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Υλοποίηση Συστημάτων Βάσεων Δεδομένων</text:p>
      <text:p text:style-name="P5">Εργασία <text:span text:style-name="T2">2</text:span></text:p>
      <text:p text:style-name="P6">B+ Tree</text:p>
      <text:p text:style-name="P5"/>
      <text:p text:style-name="P7"><text:bookmark text:name="cch_f28ae6f6f074ee"/>Νέμανια Νέντιτς <text:span text:style-name="T2">111520</text:span>1400124</text:p>
      <text:p text:style-name="P8">Κωσταντίνος Στεφανίδης 111520<text:span text:style-name="T3">14001</text:span>92</text:p>
      <text:p text:style-name="P7">Θανάσης Φιλιππίδης 1115201400215</text:p>
      <text:p text:style-name="P2"/>
      <text:p text:style-name="P3"/>
      <text:p text:style-name="P9">Έχουν υλοποιηθεί <text:span text:style-name="T1">όλα τα ερωτήματα. Η δομή που έχει ακολουθηθεί είναι η εξής.</text:span></text:p>
      <text:p text:style-name="P9"/>
      <text:p text:style-name="P12">File Metadata Block</text:p>
      <text:p text:style-name="P9"><text:span text:style-name="T1"><text:s/>Κάθε B+ Tree file έχει ένα block με metadata στην αρχή του. Σε αυτό κρατάμε αρχικά ένα αναγνωριστικό string μήκους size of char * 15 το οποίο string είναι το “DIBLU$” ώστε κάθε φορα που ανοίγουμε ένα αρχείο να γνωρίζουμε εαν ειναι αρχείο B+ Tree, μετά υπάρχουν 6 int, ένας για τον τύπο του πρώτου attribute που είναι και το attribute κλειδί της βάσης μας, ένας για το μήκος αυτού του attribute, ένας για τον τύπο του δεύτερου attribute, ένας για το μήκος του δεύτερου, ένας που περιέχει το blockId της ρίζας του δέντρου και ένας για να ξέρουμε εαν η ρίζα είναι αρχικοποιημένη (εαν έχει μπει η πρώτη εγγραφη στο δέντρο πρακτικά) ή όχι.</text:span></text:p>
      <text:p text:style-name="P9"/>
      <text:p text:style-name="P13">B+ Tree Block Metadata</text:p>
      <text:p text:style-name="P9"><text:span text:style-name="T1">Από εκεί και πέρα η δομή όλων των υπόλοιπων blocks είναι ίδια και είναι η εξής: στο πρώτο byte κάθε block κρατάμε πληροφορία για το αν είναι block φύλλο οπότε αυτό το byte είναι 1 αλλιώς αν είναι block ευρετηρίου είναι 0, μετά κρατάμε έναν int με το blockId του συγκεκριμένου block, μετά κρατάμε έναν int ο οποίος είναι ο δείκτης στο δεξία block απο το block που βρισκόμαστε και παίρνει τιμές -2 αν βρισκόμαστε σε block ευρετηρίου, -1 αν βρισκόμαστε το τελευταίο κάτω δεξιά φύλλο και τιμές μεγαλύτερες του 0 (πρακτικά το id του δεξιού block) εαν είμαστε σε οποιοδήποτε άλλο block φύλλο και μετά κρατάμε έναν counter ο οποίος αναλόγως εαν είμαστε σε index block ή σε leaf block περιέχει τον αριθμό των κλειδιών ή των εγγραφών που υπάρχουν σε αυτό το block.</text:span></text:p>
      <text:p text:style-name="P9"/>
      <text:p text:style-name="P13">Leaf Block</text:p>
      <text:p text:style-name="P10">Τα leaf blocks ακολουθούν την γενική δομή των b+ tree blocks ως προς το metadata τους. <text:span text:style-name="T4">Αφού λοιπόν περάσουμε τα πρώτα metadata bytes του εκάστοτε block ξεκινάν οι εγγραφές. Η κάθε εγγραφή έχει μεγέθος len1 + len2 (όπου αυτά είναι τα μήκη του πρώτου και του δεύτερου attribute). Οι εγγραφές βρίσκονται η μία αμέσως μετά την άλλη χωρίς κάποια κενά bytes μεταξύ τους. Τα μόνα “κενά” bytes που μπορούν να υπάρξουν μέσα σε ένα block βρίσκονται στο τέλος του σε περίπτωση που τα </text:span><text:soft-page-break/><text:span text:style-name="T4">ελεύθερα bytes για καταχώρηση εγγραφών δεν διαιρούνται ακριβώς από το μέγεθος της μίας εγγραφής.</text:span></text:p>
      <text:p text:style-name="P10"/>
      <text:p text:style-name="P14">Index Block</text:p>
      <text:p text:style-name="P11">Και σε αυτά έχει ακολουθηθεί <text:span text:style-name="T5">παρόμοια λογική με τα leaf blocks. Ακριβώς μετά τα metadata bytes έχουμε έναν int ο οποίος είναι ο δείκτης (blockPointer) (πρακτικά απλά το blockId) στο block που περιέχει κλειδιά μικρότερα του πρώτου κλειδιού του block στο οποίο βρισκόμαστε. Από εκεί και πέρα έχουμε ένα κλειδί και έναν blockPointer στα κλειδιά δεδομένα που αντιστοιχούν σε αυτό και μετα από αυτόν πάλι κλειδί και πάλι blockPointer counter (ο counter που αναφέρουμε στο B+ Tree Block) φορές συνολικά.</text:span></text:p>
      <text:p text:style-name="P9"/>
      <text:p text:style-name="P13">Other Structures</text:p>
      <text:p text:style-name="P9"><text:span text:style-name="T1">Εκτός από αυτά έχουμε κατασκευάσει τη δομή file_info και τον πίνακα openFiles ο οποίος σε κάθε κελί του έχει μια τέτοια δομή που κρατάει διάφορα χρήσιμα χαρακτηριστικά για το εκάστοτε ανοιχτό αρχείο. </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4:53:37.518036306</meta:creation-date>
    <dc:date>2017-12-03T21:23:21.088090030</dc:date>
    <meta:editing-duration>PT45M45S</meta:editing-duration>
    <meta:editing-cycles>2</meta:editing-cycles>
    <meta:generator>LibreOffice/5.1.6.2$Linux_X86_64 LibreOffice_project/10m0$Build-2</meta:generator>
    <meta:document-statistic meta:table-count="0" meta:image-count="0" meta:object-count="0" meta:page-count="2" meta:paragraph-count="17" meta:word-count="502" meta:character-count="2960" meta:non-whitespace-character-count="2473"/>
  </office:meta>
</office:document-meta>
</file>